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en" fo:country="US"/>
    </style:style>
    <style:style style:name="P2" style:family="paragraph" style:parent-style-name="Standard">
      <style:paragraph-properties fo:line-height="115%" style:writing-mode="lr-tb"/>
      <style:text-properties fo:language="en" fo:country="US"/>
    </style:style>
    <style:style style:name="P3" style:family="paragraph" style:parent-style-name="Standard">
      <style:paragraph-properties fo:line-height="115%" style:writing-mode="lr-tb"/>
      <style:text-properties fo:language="en" fo:country="US" fo:font-weight="bold" style:font-weight-asian="bold" style:font-weight-complex="bold"/>
    </style:style>
    <style:style style:name="P4" style:family="paragraph" style:parent-style-name="Standard">
      <style:paragraph-properties fo:line-height="115%" style:writing-mode="lr-tb"/>
      <style:text-properties fo:color="#ff3333" fo:language="en" fo:country="US"/>
    </style:style>
    <style:style style:name="P5" style:family="paragraph" style:parent-style-name="Heading_20_3">
      <style:text-properties fo:language="en" fo:country="US"/>
    </style:style>
    <style:style style:name="P6" style:family="paragraph" style:parent-style-name="Heading_20_3">
      <style:paragraph-properties fo:line-height="115%" fo:break-before="auto" fo:break-after="auto" style:writing-mode="lr-tb"/>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paragraph-properties fo:line-height="115%" style:writing-mode="lr-tb"/>
      <style:text-properties fo:language="en" fo:country="US"/>
    </style:style>
    <style:style style:name="P10" style:family="paragraph" style:parent-style-name="Standard" style:list-style-name="L1">
      <style:paragraph-properties fo:line-height="115%" style:writing-mode="lr-tb"/>
      <style:text-properties fo:language="en" fo:country="US"/>
    </style:style>
    <style:style style:name="P11" style:family="paragraph" style:parent-style-name="Heading_20_4">
      <style:paragraph-properties fo:line-height="115%" style:writing-mode="lr-tb"/>
      <style:text-properties fo:language="en" fo:country="US"/>
    </style:style>
    <style:style style:name="P12" style:family="paragraph" style:parent-style-name="Heading_20_4">
      <style:paragraph-properties fo:line-height="115%" fo:break-before="auto" fo:break-after="auto" style:writing-mode="lr-tb"/>
      <style:text-properties fo:language="en" fo:country="U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1gzef496ec2d"/>Spells</text:h>
      <text:p text:style-name="P1">In DungeonCube: WORLD there are many spells the player may use, in this section they will be examined. Magic spells for the mage changes the visual based on player level, the range is also increased.</text:p>
      <text:p text:style-name="P1"/>
      <text:p text:style-name="P1">List of Spells by Class</text:p>
      <text:p text:style-name="P2">MASTERY SPELLS SHOULD BE LARGER</text:p>
      <text:p text:style-name="P1"/>
      <text:p text:style-name="P2">Every skill has 5 levels, which will increase the potency of the spell. </text:p>
      <text:p text:style-name="P2">Putting 3 points into one mastery will unlock the passive bonus and the mastery spell. (prevent the best spells from being picked.)</text:p>
      <text:p text:style-name="P2">May reselect spells when not in combat.</text:p>
      <text:p text:style-name="P2"/>
      <text:p text:style-name="P2"/>
      <text:p text:style-name="P2">There is no friendly fire. </text:p>
      <text:p text:style-name="P2">There is many skillshots.</text:p>
      <text:p text:style-name="P2">You can heal and buff everyone.</text:p>
      <text:p text:style-name="P2">Passive skills must be in the skillbar to be active.</text:p>
      <text:p text:style-name="P2"><text:s/>[mastery passives does not need to be in the skillbar]</text:p>
      <text:p text:style-name="P2"/>
      <text:p text:style-name="P2">You learn spells with skill points, every spell costs 10 points to unlock, and one point per level to level up. </text:p>
      <text:p text:style-name="P2">Ex</text:p>
      <text:p text:style-name="P2"/>
      <text:p text:style-name="P2">Spell X costs 10 points to learn level 1,</text:p>
      <text:p text:style-name="P2">to learn level 2, 2 more points is required,</text:p>
      <text:p text:style-name="P2">level 3 need 3 more points. 4 needs 4 points and level 5 needs 5 points.</text:p>
      <text:p text:style-name="P2"/>
      <text:p text:style-name="P2">To learn and max out any spell x you need 26 points</text:p>
      <text:p text:style-name="P2"/>
      <text:p text:style-name="P2">level 1-5: 2 points per level, (10 pts) //no skill first five levels.</text:p>
      <text:p text:style-name="P2">level 5-10: 3 points per level. (15 pts) //three skills at level 10</text:p>
      <text:p text:style-name="P2">level 10-20: 4 points per level. (40 pts) //six skills at level 20</text:p>
      <text:p text:style-name="P2">Level 20-: 5 points per level. <text:s text:c="16"/></text:p>
      <text:p text:style-name="P2"/>
      <text:p text:style-name="P2">65 pts at level 20 with no quests, 50 levels left for full unlock.</text:p>
      <text:p text:style-name="P2"/>
      <text:p text:style-name="P2">(skill points may also be earned from quests.)</text:p>
      <text:p text:style-name="P2"/>
      <text:p text:style-name="P2">To max out any tree you need </text:p>
      <text:p text:style-name="P2"/>
      <text:p text:style-name="P2">mastery spells cost 3x normal spells.</text:p>
      <text:p text:style-name="P2"/>
      <text:p text:style-name="P2">7 spells per tree = 26 points plus mastery which is 78 points to max out. Totals 104 points per tree.</text:p>
      <text:p text:style-name="P2">To max out all three trees you need 312 points.</text:p>
      <text:p text:style-name="P2"><text:soft-page-break/></text:p>
      <text:p text:style-name="P2"/>
      <text:h text:style-name="P11" text:outline-level="10"><text:bookmark text:name="h.xsea4vhv6wdi"/>Mage</text:h>
      <text:h text:style-name="P7" text:outline-level="10">Class attack: Staff Whack: whacks a near foe over the head with your staff, slow them short and gives you haste.</text:h>
      <text:h text:style-name="P7" text:outline-level="10">(buff spells have bonus speed, hold modifier key to cast on yourself)</text:h>
      <text:p text:style-name="P3">Diviner</text:p>
      <text:p text:style-name="P2">- Regeneration: grants regeneration buff for 10s, receiver will regenerate health at 4x.</text:p>
      <text:p text:style-name="P2">- Harden: increases targets armor for 30s by 10/12/14/16/18% depending on intelligence.</text:p>
      <text:p text:style-name="P2">- Magic Reflection: increases targets magic resist by 10/12/14/16/18% depending on skill level.</text:p>
      <text:p text:style-name="P2">- Empower: target gains additional 12/14/16/18/20% SP+AP depending on skill level.</text:p>
      <text:p text:style-name="P2">- Shocking Orb: inflicts stun.</text:p>
      <text:p text:style-name="P2">- Distortion: cause silence in an AoE, every player in the AoE will suffer silence for 1, 2, 3, 4, 5s (dispels stealth)</text:p>
      <text:p text:style-name="P2">- Blinding Mantle – nearby enemies will suffer 1, 1, 2, 2, 2 silence from Aura: Fear every 20, 16, 14, 12, 10s</text:p>
      <text:p text:style-name="P2"/>
      <text:p text:style-name="P2">MASTERY: Reverse Magics: <text:s/>A magic orb is fired, when an enemy is struck it suffers damage. The damage is amplified by the targets Magic Resist.</text:p>
      <text:p text:style-name="P2">Passive mastery: power absorption: absorbs +6/8/10/12/14% of incoming spell damage as mana.</text:p>
      <text:p text:style-name="P2"/>
      <text:p text:style-name="P3">Healer (change name)</text:p>
      <text:p text:style-name="P2">- Heal: Heals target. <text:s/>6/8/10/12% of total HP + 16/20/24/28/32% of spellpower.</text:p>
      <text:p text:style-name="P2">- Healing Mist: AoE heal, everyone in AoE will be healed. (even monster!) for 4, 6, 8, 10, 12s</text:p>
      <text:p text:style-name="P2">- Dispel Orb: Removes status effects from victim, dispel orb will detonate into AoE like fireball.</text:p>
      <text:p text:style-name="P2"><text:s text:c="2"/>0-1, 1-2, 1-3, 2-3, ALL (may dispel stuns/stealth)</text:p>
      <text:p text:style-name="P2">- Leech: draws some health from an enemy. Heals for 20, 40, 60, 80, 100 % of SP</text:p>
      <text:p text:style-name="P2">- Magic Missiles: fires multiple projectiles dealing 35% damage in a cone. 2/3/4/5/6</text:p>
      <text:p text:style-name="P2">-Spell Mantle – Will block the next incoming spell, recharges every 18, 16, 14, 12, 10s</text:p>
      <text:p text:style-name="P2">- Protection mantle – block the next incoming physical attack, recharges every <text:s/>18, 16, 14, 12, 10s</text:p>
      <text:p text:style-name="P2"/>
      <text:p text:style-name="P2">MASTERY: vocal breach: reduces silence duration: 2, 4, 6, 8, ALL. (may be cast when silenced.)</text:p>
      <text:p text:style-name="P2">Passive mastery: medic: 5/10/15/20/25% chance to avoid poison and bleed or resist?</text:p>
      <text:p text:style-name="P2"/>
      <text:p text:style-name="P3">Chaos (melee mage)</text:p>
      <text:p text:style-name="P1">- Soul Ice – Turn nearby enemy's soul into ice, slowing them. Deals no damage.</text:p>
      <text:p text:style-name="P2">- Summon Fire – cast a fireball which explodes at cursor or max range, if the fireball hits someone in its way, it will detonate, dealing damage of two fireballs to the struck player. (if the player struck is too near the caster, the caster will be struck by fireballs. All spells are non-friendly)</text:p>
      <text:p text:style-name="P1">- Mage Dagger – Throw shortly dagger that will slow an enemy when hit, deals moderate damage. (may be cast from silence)</text:p>
      <text:p text:style-name="P2">- Fire Mantle – nearby enemies will suffer damage from Aura: Flame every 5, 4, 3, 2, 1 s</text:p>
      <text:p text:style-name="P2">- Razor Mantle – nearby enemies will suffer 3s bleed damage form Aura: Bleed every 10, 8, 6, 4, 2s (staying near the razor mantle when full will stack up the bleeds.)</text:p>
      <text:p text:style-name="P2">- Charge Staff: charges your staff with chaos. Next staff whack will deal damage based on intelligence.</text:p>
      <text:p text:style-name="P2"><text:soft-page-break/>- Chaos portal: lets the mage open a portal to x; y; z; … for 15s</text:p>
      <text:p text:style-name="P2"/>
      <text:p text:style-name="P2">MASTERY: Sacrifice: this spell costs 20% of total mana pool, mana used will return 35/45/60/70/75% of mana used as health. Long cooldown.</text:p>
      <text:p text:style-name="P2">Passive mastery: Sp is increased by 4/6/8/10/15%</text:p>
      <text:h text:style-name="P12" text:outline-level="10"><text:bookmark text:name="h.k4889in9irv5"/>Thief</text:h>
      <text:h text:style-name="P7" text:outline-level="10">Class Ability: Draw Arrow: will shoot an arrow. Damage based on bow damage. Accuracy increases critical chance, dexterity increases projectile speed and redraw rate. Strenght will increase bow damage <text:span text:style-name="T2">slightly</text:span>.</text:h>
      <text:h text:style-name="P7" text:outline-level="10"/>
      <text:p text:style-name="P1">Stealth: Enter or Leave stealth, the player may cast Poison Shiv while in stealth. But will then reveal his location while remaining in stealth. Should the thief take damage (other than from conditions), the thief will be revealed and unable to stealth for awhile. The thief may only enter stealth during nighttime, cannot enter stealth near wards.</text:p>
      <text:p text:style-name="P2"/>
      <text:p text:style-name="P2"><text:span text:style-name="T1">Huntsman</text:span> – traps, no hand to hand combat.</text:p>
      <text:p text:style-name="P1">Trap: Snare: A Ground trap, will ensnare the victim for (2s) but will not deal damage.</text:p>
      <text:p text:style-name="P1">Trap: Venom: Will ensnare the victim for (.5 s) and apply poison.</text:p>
      <text:p text:style-name="P1">Trap: Weight: Will trap a weight onto victims feet, slowing for (3s)</text:p>
      <text:p text:style-name="P2">Trap: Spike: Will inflict bleeding(may place multiple of this, not near eachother)</text:p>
      <text:p text:style-name="P1">Life-jack: Like the huntsman you will drain your enemy’s blood, healing yourself for 15/20/25/35/50% of the damage dealt. Deals more damage with more STR.</text:p>
      <text:p text:style-name="P2">Blend: When standing still for 12/10/8/6/4s you will gain stealth for X seconds, may occur during daytime but not near lamps/wards, may not attack or move.</text:p>
      <text:p text:style-name="P2">Take Aim: may only be cast when in stealth or blend: takes 2s to cast but ensures a critical hit. 15/20/30/35/40% bonus damage. Projectile speed is 300%.</text:p>
      <text:p text:style-name="P2"/>
      <text:p text:style-name="P4">Mastery: Call Pack – Call in 1/1/2/2/3 wolves to attack targeted enemy, every wolf has 8/12/16/20/24% of your HP. Dealing 10/12/14/16% of your total ad with 1 attack per second.</text:p>
      <text:p text:style-name="P2">Passive mastery: when a trap is sprung, you will be stealthed for 2s. (enough time for take aim.)</text:p>
      <text:p text:style-name="P2"/>
      <text:p text:style-name="P2"><text:span text:style-name="T1">Marksman</text:span> – best at ranged attacks.</text:p>
      <text:p text:style-name="P2">Loader: shoots with 2/3/4/5/7 extra arrows each dealing 50/60/70/80/90% of bow damage.</text:p>
      <text:p text:style-name="P2">Fast Draw: gains rapid fire for 2/3/4/5/6 seconds. Reduces reload times for basic attack with 15/20/25/30/35%.</text:p>
      <text:p text:style-name="P2">Heavy Ammo: shoot an arrow at 40/50/60/70/80% of base projectile speed, on hit will cause slow for 2s.</text:p>
      <text:p text:style-name="P2">For the Eyes – Shoots an arrow that will if hit blind your opponent for 2,2.5,3, 3.5, 4, 5s. Inflicts bleeding.</text:p>
      <text:p text:style-name="P2">For the Throat – Shoots an arrow that will if hit silence your opponent for 2, 2.5, 3, 3.5, 4, 5s</text:p>
      <text:p text:style-name="P2">inflicts bleeding.</text:p>
      <text:p text:style-name="P2">Moral: Passive: critical hits returns bonus energy +5/10/15/20/25%</text:p>
      <text:p text:style-name="P2">Peace of Mind: passive: increased range. +5/10/15/20/25%</text:p>
      <text:p text:style-name="P2"/>
      <text:p text:style-name="P2">Mastery: Power Shot: Takes 1s to cast: passes through units, long range, dealing damage off base dmg + 20/40/60/80%, 120% projectile speed.</text:p>
      <text:p text:style-name="P2"><text:soft-page-break/>Passive: <text:s/>if you hit three in a row, you will gain [Haste]</text:p>
      <text:p text:style-name="P2"/>
      <text:p text:style-name="P2"/>
      <text:p text:style-name="P2"/>
      <text:p text:style-name="P2"/>
      <text:p text:style-name="P2"/>
      <text:p text:style-name="P2"><text:span text:style-name="T1">Assas</text:span><text:span text:style-name="T1">s</text:span><text:span text:style-name="T1">in</text:span> (stealth, backstab, sneaker)</text:p>
      <text:p text:style-name="P1">Poison Shiv: Medium ranged projectile, causes poison on impact. May be cast from stealth.</text:p>
      <text:p text:style-name="P2">Venom Shiv: Medium ranged projectile, causes slow on impact, may be cast from stealth.</text:p>
      <text:p text:style-name="P1">Back stab: May be cast from stealth only. Melee attack, multiplied physical attack damage. Increased with STR, inflicts bleeding.</text:p>
      <text:p text:style-name="P1">Step-flash: Thief will teleport to cursor, gaining haste (3s) and stealth (3s).</text:p>
      <text:p text:style-name="P2">Disappear: Enter stealth, costs X energy to use and will stealth you for 3,4,5,6,7 seconds.</text:p>
      <text:p text:style-name="P2">Jump: jump to the side, avoiding any projectiles. Cooldown (10, 9, 8, 7, 6)</text:p>
      <text:p text:style-name="P2">Bloodlust: Passive: backstabbing returns %x of energy. Kills refill the energy by %x</text:p>
      <text:p text:style-name="P2"/>
      <text:p text:style-name="P2">Mastery: shoots an arrow, if target hit, will teleport to the target and gain stealth for 3s.</text:p>
      <text:p text:style-name="P2">Passive: if you hit three draw arrows in a row, you will gain [Hawkeye] next ability has 100% critical chance. (three arrows for hawkeye, shadowstep, and backstab for critical backstab!)</text:p>
      <text:p text:style-name="P1"/>
      <text:h text:style-name="P11" text:outline-level="10"><text:bookmark text:name="h.t8l07jlrjf6c"/>Warrior</text:h>
      <text:h text:style-name="P7" text:outline-level="10">Class ability: Weapon Strike, strike your weapon, dealing damage based on STR.</text:h>
      <text:h text:style-name="P7" text:outline-level="10"/>
      <text:h text:style-name="P8" text:outline-level="10">Mage Hunter (mobility, silencer)</text:h>
      <text:p text:style-name="P1">Telestrike: Teleport to cursor gaining the Bleeding Strike, next attack will cause bleeding.</text:p>
      <text:p text:style-name="P1">Silent Strike: Will cause the victim to be silenced.</text:p>
      <text:p text:style-name="P2">Roll: roll to the side, avoiding projectiles</text:p>
      <text:p text:style-name="P2">Berserk: passive: on enemy hit gain haste for 2s.</text:p>
      <text:p text:style-name="P2">Directed Strike: a strike to the face and your enemy will lose % of current mana/energy/rage.</text:p>
      <text:p text:style-name="P2">Sharp Strike: Slice a wound in your foe, inflicts bleeding for 3/4/5/6/7s</text:p>
      <text:p text:style-name="P2">Low hatchet: Stab your enemy in the foot, inflicting Slow for 1/1.5/2/2.5/3s</text:p>
      <text:p text:style-name="P2"/>
      <text:p text:style-name="P2">Mastery: MAGERAGE: Increased damage and movement by 14/16/18/20/22% for 6 seconds, taking spell/physical damage to enemies increases the RAGE duration by .5s, .8s, 1.1s, .4s, 1.7s</text:p>
      <text:p text:style-name="P2">passive: increased magic resist by 3/6/8/10/12%.</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Guardian (fighter, damage)</text:p>
      <text:p text:style-name="P1">Mighty Strike: Stun nearby enemies, dealing damage.</text:p>
      <text:p text:style-name="P2">Forced Strike: Force your blade through your targets armor, dealing true damage. At +5/10/15/20/25%</text:p>
      <text:p text:style-name="P2">Force Field: AoE that will block projectiles, cannot pass through the field.</text:p>
      <text:p text:style-name="P2">Face Strike: Blind the target for 2.5s </text:p>
      <text:p text:style-name="P2">Throat Strike: Silence the target for 2.5s.</text:p>
      <text:p text:style-name="P2">Carnivourous Bite: take a bite of your opponent, healing 6/8/10/12/14% of your total HP, gain 4/6/8/10/12% rage.</text:p>
      <text:p text:style-name="P2">Throwing axe: ranged slow: slows the enemy for 3s. If hit returns +6/8/10/12% rage.</text:p>
      <text:p text:style-name="P2"/>
      <text:p text:style-name="P2">Mastery: Confusing Shout: stuns all (non-warrior) in sight for 2s.</text:p>
      <text:p text:style-name="P2">Passive: +3/5/7/9/11% for critical hit.</text:p>
      <text:p text:style-name="P2"/>
      <text:p text:style-name="P2"/>
      <text:p text:style-name="P3">Protector (protection, defense)</text:p>
      <text:p text:style-name="P1">Shield: Gain a shield that blocks (or reduces) the next x amounts of attacks.</text:p>
      <text:p text:style-name="P2">Regeneration: gain regeneration for Xs.</text:p>
      <text:p text:style-name="P2">Weaken: inflict weak on your enemy, reduces STR by 35% for 3,4,5,6,7s, slows for 2s</text:p>
      <text:p text:style-name="P2">Confuse: inflict confuse on your enemy, reduces INT by 35% for 3,4,5,6,7s</text:p>
      <text:p text:style-name="P2">Rise: Removes 1 condition from yourself. Cost: -30/26/22/18/14% rage.</text:p>
      <text:p text:style-name="P2">Heal: heal yourself for 8,12,18,22,26,30% of your missing HP. Cost: 28/24/20/16/12%</text:p>
      <text:p text:style-name="P2">Shield orb: shield another being from one incoming damage.</text:p>
      <text:p text:style-name="P2"/>
      <text:p text:style-name="P2">Mastery: Inflict Unholy on any target in sight.</text:p>
      <text:p text:style-name="P2">Passive: Basic attacks have a 5/8/11/14/17% chance of inflicting unholy and dealing 5/8/11/14/17% of AP true damage.</text:p>
      <text:p text:style-name="P2"/>
      <text:p text:style-name="P2">Effect: unholy: cannot receive healing while in duration. [potion excepted.]</text:p>
      <text:p text:style-name="P2"/>
      <text:p text:style-name="P1">For future additions: Cleric/Priest/Paladin/Druid</text:p>
      <text:p text:style-name="P1"/>
      <text:p text:style-name="P3">Spells that any class may use, unlock by quest.</text:p>
      <text:p text:style-name="P2"/>
      <text:p text:style-name="P2">Haste: grants movement speed 18%. [Running their Errands]</text:p>
      <text:p text:style-name="P2">Heal: heals you character based on your CON. [It's Getting Dangerous]</text:p>
      <text:p text:style-name="P2">Roll/Jump: short flash to avoid incoming projectiles. Used for dodging. [Don't Tank The Boss]Swiftness: basic attacks can be cast 24% faster. [Need More Damage]Rejuvenate: cures you from poison OR bleed. [Poison Tipped Enemies</text:p>
      <text:p text:style-name="P2">Tracking Skills: detect nearby players and their health, show in chat. [Tracking: Goblins, Tracking: Carrion Crawler, Tracking: Trolls, Tracking: Thief, Tracking: Mage, Tracking: Warrior]</text:p>
      <text:list xml:id="list2182760723868858000" text:style-name="L1">
        <text:list-item>
          <text:p text:style-name="P10">thief: <text:s/>NorthEast 23% Health, 1293HP, Level 21 <text:s/>[SaranJam]<text:line-break/>mage: <text:s/>East 100% Health, 3192HP, Level 42 [DocuFeet]<text:line-break/>thief: <text:s/>NorthEast 22%HP, Lv 21 [TraphNedi]</text:p>
        </text:list-item>
      </text:list>
      <text:p text:style-name="P2"><text:soft-page-break/></text:p>
      <text:p text:style-name="P2">(todo: add more)</text:p>
      <text:p text:style-name="P2"/>
      <text:p text:style-name="P2"/>
      <text:p text:style-name="P2"/>
      <text:p text:style-name="P2"/>
      <text:p text:style-name="P2"/>
      <text:p text:style-name="P2"/>
      <text:p text:style-name="P3">Items with abilities, from drop or quest.</text:p>
      <text:p text:style-name="P2">- Teleother Device: teleport another player to a map you select. (limited charges)</text:p>
      <text:p text:style-name="P2">- Teleself Device: teleport yourself to a map you select. (limited charges)</text:p>
      <text:p text:style-name="P2">- Telebank Device: open your bank remotely. (limited charges)</text:p>
      <text:p text:style-name="P2">- Maze Locator [Desert, Swamp, Cave]: <text:s/>get acess to a maze. (old place overrun by mobs with chests)</text:p>
      <text:p text:style-name="P2">- Character Orb: get information from another player, stats and items.</text:p>
      <text:p text:style-name="P2"><text:s/></text:p>
      <text:p text:style-name="P2"/>
      <text:p text:style-name="P2"/>
      <text:p text:style-name="P2"/>
      <text:p text:style-name="P5"/>
      <text:p text:style-name="P5">Spell Effects</text:p>
      <text:p text:style-name="Standard">Rotation, Particle Trail, Particle splash on impact, particle splash reverse, diverge → converge, diverge, converge, multiply as fireball.</text:p>
      <text:p text:style-name="P5"/>
      <text:p text:style-name="P2">fireball, leaves red particle trail, facing direction Splash on hit.</text:p>
      <text:p text:style-name="P2">distortion: moves outward from center spinning. Reverse splash on hit.</text:p>
      <text:p text:style-name="P2">soul ice: moves towards the target. Reverse splash on hit.</text:p>
      <text:p text:style-name="P2">shocking orb: rotates anti clockwise. Reverse splash on hit.</text:p>
      <text:p text:style-name="P2">heal: green particle trail</text:p>
      <text:p text:style-name="P2">dispel: moves outward from center spinning. Leaving trail.</text:p>
      <text:p text:style-name="P2">healing mist: moves up and down slowly, shooting blue particles outwards.</text:p>
      <text:p text:style-name="P2">regeneration, empower, harden and reflection: face the target or just fly, leaving particle trail?</text:p>
      <text:p text:style-name="P2">Leech: spinning. Splash on hit, reverse splash on receiver.</text:p>
      <text:p text:style-name="P2">Magic missiles: spin, diverge and converge Splash on hit.</text:p>
      <text:p text:style-name="P2">Mage dagger: face target direction, leave trail? Splash on hit.</text:p>
      <text:p text:style-name="P2">Draw arrow: face direction.</text:p>
      <text:p text:style-name="P2">All traps have the same direction.</text:p>
      <text:p text:style-name="P2">Lootbox will send yellow and brown particles.</text:p>
      <text:p text:style-name="P2">Hunters knife will face the target Splash on hit</text:p>
      <text:p text:style-name="P2">take-aim will leave white particles.</text:p>
      <text:p text:style-name="P2">Loader will leave cyan particles</text:p>
      <text:p text:style-name="P2">heavy ammo will leave black and red-pink particles. Splash on hit</text:p>
      <text:p text:style-name="P2">For the eyes and for the throat will leave red particles. Splash on hit</text:p>
      <text:p text:style-name="P2">Poison shiv will face towards target. Splash on hit</text:p>
      <text:p text:style-name="P2"><text:soft-page-break/>Venom shiv will face towards target. Splash on hit</text:p>
      <text:p text:style-name="P2">Bleeding strike will rotate anti-clockwise, splash with red on hit.</text:p>
      <text:p text:style-name="P2">Silencing/energy (directed strike) – face target, leave trail</text:p>
      <text:p text:style-name="P2">slash-bleeding: rotate clockwise, splash with red on hit.</text:p>
      <text:p text:style-name="P2">Low-strike-hatchet: rotate 45 degrees,</text:p>
      <text:p text:style-name="P2">mighty-strike: face outwards from player.</text:p>
      <text:p text:style-name="P2">Forced strike: face target.</text:p>
      <text:p text:style-name="P2">Throat/face strike: face target, splash red on impact.</text:p>
      <text:p text:style-name="P2">Throwing-axe: rotate clockwise.</text:p>
      <text:p text:style-name="P2">Weaken/confuse: leave trail, no direction.</text:p>
      <text:p text:style-name="P2">Shield-orb: rotate</text:p>
      <text:p text:style-name="P2"/>
      <text:p text:style-name="P2"/>
      <text:p text:style-name="P2"/>
      <text:p text:style-name="Heading_20_3">graphics left:</text:p>
      <text:p text:style-name="P2"/>
      <text:p text:style-name="P4">auras</text:p>
      <text:p text:style-name="P4">blinding mantle</text:p>
      <text:p text:style-name="P4">spell mantle</text:p>
      <text:p text:style-name="P4">protection mantle</text:p>
      <text:p text:style-name="P4">fire mantle</text:p>
      <text:p text:style-name="P4">sting mantle</text:p>
      <text:p text:style-name="P4"/>
      <text:p text:style-name="P4">animated effects:</text:p>
      <text:p text:style-name="P4"/>
      <text:p text:style-name="P4">vocal breach (mastery)</text:p>
      <text:p text:style-name="P4">charge staff </text:p>
      <text:p text:style-name="P4">chaos portal</text:p>
      <text:p text:style-name="P4">sacrifice</text:p>
      <text:p text:style-name="P4">stealth</text:p>
      <text:p text:style-name="P4">blend</text:p>
      <text:p text:style-name="P4">fast draw</text:p>
      <text:p text:style-name="P4">view attack range. toggle key, should display on hover of skill.</text:p>
      <text:p text:style-name="P4">step-flash</text:p>
      <text:p text:style-name="P4">telestrike</text:p>
      <text:p text:style-name="P4">Jump</text:p>
      <text:p text:style-name="P4">Magerage</text:p>
      <text:p text:style-name="P4"/>
      <text:p text:style-name="P4"/>
      <text:p text:style-name="P4">mastery</text:p>
      <text:p text:style-name="P4">reverse magics</text:p>
      <text:p text:style-name="P4">power shot</text:p>
      <text:p text:style-name="P4">phasewalk shot</text:p>
      <text:p text:style-name="P4"/>
      <text:p text:style-name="P4">all critical hits should show larger damage text, allow heals to cr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0T16:08:16.679000000</meta:creation-date>
    <dc:date>2014-10-10T12:43:32.56</dc:date>
    <meta:editing-duration>PT10H27M31S</meta:editing-duration>
    <meta:editing-cycles>15</meta:editing-cycles>
    <meta:generator>OpenOffice/4.1.1$Win32 OpenOffice.org_project/411m6$Build-9775</meta:generator>
    <meta:document-statistic meta:table-count="0" meta:image-count="0" meta:object-count="0" meta:page-count="7" meta:paragraph-count="202" meta:word-count="2243" meta:character-count="13650"/>
    <dc:creator>Robin Duda</dc:creator>
  </office:meta>
</office:document-meta>
</file>